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á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á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a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a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a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esta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estab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estab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b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áb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b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b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estuv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estuv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estuv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uv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uv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uv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esta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a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esta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a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a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a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a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ari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esté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esté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é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é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é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estuv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estuv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uv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uv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uv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uv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estuv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estuv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uv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uv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uv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uv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estuv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estuv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uv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uv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uv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uv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tada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4:51:59.599649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26T14:52:14.565117107</dc:date>
    <meta:editing-duration>PT1H14M3S</meta:editing-duration>
    <meta:editing-cycles>14</meta:editing-cycles>
    <meta:generator>LibreOffice/6.0.7.3$Linux_X86_64 LibreOffice_project/00m0$Build-3</meta:generator>
    <meta:document-statistic meta:table-count="1" meta:cell-count="430" meta:object-count="0"/>
  </office:meta>
</office:document-meta>
</file>